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Mono" svg:font-family="'Roboto Mono', monospac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style:font-name="Arial2" fo:font-size="11pt" fo:font-style="normal" fo:font-weight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e08b5e9-7fff-c156-189b-6f5fbd8f4a9c"/><text:span text:style-name="T1">Dorian Blondel Oudot    2/12/2024<text:line-break/>Application Wed recensant les concours du jeu Animal Crossing.</text:span></text:p>
      <text:p text:style-name="Text_20_body"/>
      <text:p text:style-name="P2">Template bootstrap:</text:p>
      <text:p text:style-name="P3"><text:span text:style-name="T2">front office:</text:span><text:a xlink:type="simple" xlink:href="https://html5up.net/dopetrope" text:style-name="Internet_20_link" text:visited-style-name="Visited_20_Internet_20_Link"><text:span text:style-name="T3"> </text:span><text:span text:style-name="T4">https://html5up.net/dopetrope</text:span></text:a></text:p>
      <text:p text:style-name="P3"><text:span text:style-name="T2">back office:</text:span><text:a xlink:type="simple" xlink:href="https://startbootstrap.com/theme/sb-admin-2" text:style-name="Internet_20_link" text:visited-style-name="Visited_20_Internet_20_Link"><text:span text:style-name="T3"> </text:span><text:span text:style-name="T4">https://startbootstrap.com/theme/sb-admin-2</text:span></text:a></text:p>
      <text:p text:style-name="Text_20_body"/>
      <text:p text:style-name="P3"><text:span text:style-name="T2">url de l’application :  </text:span><text:a xlink:type="simple" xlink:href="http://obiwan.univ-brest.fr/~e22100290/" text:style-name="Internet_20_link" text:visited-style-name="Visited_20_Internet_20_Link"><text:span text:style-name="T4">obiwan.univ-brest.fr/~e22100290/</text:span></text:a></text:p>
      <text:p text:style-name="Text_20_body"/>
      <text:p text:style-name="P4">rappel pour la sauvegarde:</text:p>
      <text:p text:style-name="P4">connexion</text:p>
      <text:p text:style-name="P3"><text:span text:style-name="T2">ssh </text:span><text:a xlink:type="simple" xlink:href="mailto:votrelogin@vador-fs.univ-brest.fr" text:style-name="Internet_20_link" text:visited-style-name="Visited_20_Internet_20_Link"><text:span text:style-name="T4">votrelogin@vador-fs.univ-brest.fr</text:span></text:a></text:p>
      <text:p text:style-name="P4">creer un fichier</text:p>
      <text:p text:style-name="P4">mkdir V…_sauv</text:p>
      <text:p text:style-name="Text_20_body"/>
      <text:p text:style-name="P4">connexion au serveur</text:p>
      <text:p text:style-name="P3"><text:span text:style-name="T2">ssh </text:span><text:a xlink:type="simple" xlink:href="mailto:exxxxxxxx@obiwan.univ-brest.fr" text:style-name="Internet_20_link" text:visited-style-name="Visited_20_Internet_20_Link"><text:span text:style-name="T4">exxxxxxxx@obiwan.univ-brest.fr</text:span></text:a></text:p>
      <text:p text:style-name="P4">cd fichien a clone</text:p>
      <text:p text:style-name="P4">puis</text:p>
      <text:p text:style-name="P3"><text:span text:style-name="T2">scp -r ci/ </text:span><text:a xlink:type="simple" xlink:href="mailto:votrelogin@vador-fs.univ-brest.fr" text:style-name="Internet_20_link" text:visited-style-name="Visited_20_Internet_20_Link"><text:span text:style-name="T4">votrelogin@vador-fs.univ-brest.fr</text:span></text:a><text:span text:style-name="T2">:projet_isi/V1_sauv</text:span></text:p>
      <text:p text:style-name="Text_20_body"/>
      <text:p text:style-name="P4">Basculer de sauvegarde</text:p>
      <text:p text:style-name="P4">chmod -R g+w writable</text:p>
      <text:p text:style-name="P4">Tout en étant dans le ci de la copie</text:p>
      <text:p text:style-name="P4">sortez du dossier de votre version</text:p>
      <text:p text:style-name="P5">rm prod</text:p>
      <text:p text:style-name="P5">puis</text:p>
      <text:p text:style-name="P4">ln -s V1_copie prod</text:p>
      <text:p text:style-name="P4">ca mettra en place la version V1_copie</text:p>
      <text:p text:style-name="Text_20_body"/>
      <text:p text:style-name="P4">compte de test de l'application </text:p>
      <text:p text:style-name="P4">Admin:</text:p>
      <text:p text:style-name="P6"> <text:span text:style-name="T5">email: test@admin.com mot de passe:4zRa2002</text:span></text:p>
      <text:p text:style-name="P6"> <text:span text:style-name="T5">email: organisateur.anch@gmail.com mot de passe:org24*PMYLO</text:span></text:p>
      <text:p text:style-name="P3"><text:span text:style-name="T2">email:</text:span><text:a xlink:type="simple" xlink:href="mailto:marie@example.com" text:style-name="Internet_20_link" text:visited-style-name="Visited_20_Internet_20_Link"><text:span text:style-name="T4">marie@example.com</text:span></text:a><text:span text:style-name="T3">  </text:span><text:span text:style-name="T2">mot de passe:Croissant2004 etat = Desactivé</text:span></text:p>
      <text:p text:style-name="Text_20_body"/>
      <text:p text:style-name="P4">Jury:</text:p>
      <text:p text:style-name="P6"> <text:span text:style-name="T5">email: test@jury2.com mot de passe:K4kouZ2003</text:span></text:p>
      <text:p text:style-name="P3"><text:span text:style-name="T6"> </text:span><text:span text:style-name="T2">email:</text:span><text:span text:style-name="T7">fredo@example.com</text:span><text:span text:style-name="T3"> </text:span><text:span text:style-name="T2">mot de passe:Lafamille1475</text:span></text:p>
      <text:p text:style-name="P6"> <text:span text:style-name="T5">email: martine@example.com mot de passe:Droudot1954 etat = Desactivé</text:span></text:p>
      <text:p text:style-name="Text_20_body"/>
      <text:p text:style-name="P4">Candidature:</text:p>
      <text:p text:style-name="P4"><text:soft-page-break/>code candidature:CAN202420260123456   code inscription :qzf7F5Za avec document</text:p>
      <text:p text:style-name="Text_20_body"/>
      <text:p text:style-name="P4">code candidature:CAN9234567890123456  code inscription :aO7Z9ps3 sans document</text:p>
      <text:p text:style-name="Text_20_body"/>
      <text:p text:style-name="P4">La version en ligne est la version V2.2 qui permet de visualiser les concours et les candidatures lors de la présélection . Visualiser sa candidature à l'aide de ces 2 codes et la supprimer. Permet à un admin ou jury de se connecter si leur compte est activer.Une fois connecté un Jury peut voir son profil , les concours qu’il juge et modifier son mot de passe. Un administrateur peut voir tous les comptes ,créer un compte admin ou jury au choix , voir tous les concours en créer , supprimer et modifier son mot de passe.</text:p>
      <text:p text:style-name="Text_20_body"/>
      <text:p text:style-name="P3"><text:span text:style-name="T2">nom de la base de donnée : </text:span><text:a xlink:type="simple" xlink:href="https://obiwan.univ-brest.fr/phpmyadmin/index.php?route=/database/structure&amp;db=e22100290_db1" text:style-name="Internet_20_link" text:visited-style-name="Visited_20_Internet_20_Link"><text:span text:style-name="T4">e22100290_db1</text:span></text:a></text:p>
      <text:p text:style-name="Text_20_body"/>
      <text:p text:style-name="P4">Fonction:</text:p>
      <text:p text:style-name="P4">créateur_concours = retourne le createur d un concours a partir de son email</text:p>
      <text:p text:style-name="P4">Dernier_concour = retourne le dernier concours créer</text:p>
      <text:p text:style-name="P4">donner_cate=donne les catégories concaténer d’un concour a partir de son id</text:p>
      <text:p text:style-name="P4">donner_document = donne les documents concaténer d’une candidature a partir de son id</text:p>
      <text:p text:style-name="P4">donner_jury = donne les jurys concaténer d’un concour a partir de son id</text:p>
      <text:p text:style-name="P4">phase_concour= donne la phase d’un concours en fonction de son id</text:p>
      <text:p text:style-name="P6"> <text:span text:style-name="T5">Procédure:</text:span></text:p>
      <text:p text:style-name="P4">DeleteCandidature = permet de supprimer tout ce qui est liée à une candidature a partire de son id .</text:p>
      <text:p text:style-name="P4">new_actualite = creer une nouvelle actualite</text:p>
      <text:p text:style-name="P4">View:</text:p>
      <text:p text:style-name="P4">JURY = ressource les informations  de tous les jury de l' application  et leurs etats.</text:p>
      <text:p text:style-name="P4">Admin ressource les informations  de tous les administrateurs de l' application  et leurs états.</text:p>
      <text:p text:style-name="P4">Triggers:</text:p>
      <text:p text:style-name="P4">T_compte_cpt:</text:p>
      <text:p text:style-name="P4">salage = sel et hachage du mot de passe lors de l insertion</text:p>
      <text:p text:style-name="P4">sup_compte=supprime toute les donner liée à un compte  avant de le supprimer</text:p>
      <text:p text:style-name="P4">T_concours_con:</text:p>
      <text:p text:style-name="P4">concourac=appelle la procédure new_actualite si un concours est modifié</text:p>
      <text:p text:style-name="P4">SUP_concours=supprime toutes les données liée à un concours</text:p>
      <text:p text:style-name="P4">modif_concours=met mail par défaut si un compte lié à un concours est supprimer</text:p>
      <text:p text:style-name="Text_20_body"/>
      <text:p text:style-name="P4">Ce qu'il reste à améliorer:</text:p>
      <text:p text:style-name="P4">le fait de voir un podium ou les candidats lors des différentes phases</text:p>
      <text:p text:style-name="P4">le système de message entre jury </text:p>
      <text:p text:style-name="P4">le fait que les jurys puissent donner des note </text:p>
      <text:p text:style-name="P4">qu’un administrateur puisse supprimer un compte</text:p>
      <text:p text:style-name="P4">qu’un candidat puisse s’inscrire à un concours</text:p>
      <text:p text:style-name="P4">la sécurité du site en général.</text:p>
      <text:p text:style-name="Text_20_body"/>
      <text:p text:style-name="P4">Installation:</text:p>
      <text:p text:style-name="P7"><text:soft-page-break/><text:span text:style-name="T1">mettre les fichier sur votre serveur <text:line-break/>faire la commande  </text:span></text:p>
      <text:p text:style-name="P4">ln -s nom du dossier ou vous avez mit tout les fichier</text:p>
      <text:p text:style-name="P4">modifier les log de la base de données du site pour la faire pointer sur votre base de données ou vous aurez au préalable importé la base de donnée fournie .</text:p>
      <text:p text:style-name="Text_20_body"><text:span text:style-name="T8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09:47:51.161000000</meta:creation-date>
    <dc:date>2024-12-07T09:47:59.048000000</dc:date>
    <meta:editing-duration>PT8S</meta:editing-duration>
    <meta:editing-cycles>1</meta:editing-cycles>
    <meta:document-statistic meta:table-count="0" meta:image-count="0" meta:object-count="0" meta:page-count="3" meta:paragraph-count="70" meta:word-count="537" meta:character-count="3543" meta:non-whitespace-character-count="3049"/>
    <meta:generator>LibreOffice/24.8.3.2$Windows_X86_64 LibreOffice_project/48a6bac9e7e268aeb4c3483fcf825c94556d9f92</meta:generator>
  </office:meta>
</office:document-meta>
</file>